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spreadshee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manifest.rdf" manifest:media-type="application/rdf+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01cm" fo:margin-left="0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3.201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text-properties officeooo:paragraph-rsid="001545f8"/>
    </style:style>
    <style:style style:name="P2" style:family="paragraph" style:parent-style-name="Text_20_body">
      <style:text-properties officeooo:rsid="002152d3" officeooo:paragraph-rsid="002152d3"/>
    </style:style>
    <style:style style:name="P3" style:family="paragraph" style:parent-style-name="Text_20_body">
      <style:paragraph-properties fo:text-align="start" style:justify-single-word="false"/>
      <style:text-properties style:text-underline-style="none" officeooo:rsid="0046056b" officeooo:paragraph-rsid="00376ed2"/>
    </style:style>
    <style:style style:name="P4" style:family="paragraph" style:parent-style-name="Text_20_body">
      <style:paragraph-properties fo:text-align="start" style:justify-single-word="false"/>
      <style:text-properties style:text-underline-style="none" officeooo:rsid="0058d757" officeooo:paragraph-rsid="00376ed2"/>
    </style:style>
    <style:style style:name="P5" style:family="paragraph" style:parent-style-name="Text_20_body">
      <style:paragraph-properties fo:text-align="start" style:justify-single-word="false"/>
      <style:text-properties style:text-underline-style="none" officeooo:rsid="00cbe440" officeooo:paragraph-rsid="00376ed2"/>
    </style:style>
    <style:style style:name="P6" style:family="paragraph" style:parent-style-name="Text_20_body">
      <style:paragraph-properties fo:text-align="start" style:justify-single-word="false"/>
      <style:text-properties style:text-underline-style="none" officeooo:rsid="00399672" officeooo:paragraph-rsid="00376ed2"/>
    </style:style>
    <style:style style:name="P7" style:family="paragraph" style:parent-style-name="Text_20_body">
      <style:paragraph-properties fo:text-align="center" style:justify-single-word="false"/>
      <style:text-properties style:text-underline-style="none" officeooo:rsid="001dde4c" officeooo:paragraph-rsid="00376ed2"/>
    </style:style>
    <style:style style:name="P8" style:family="paragraph" style:parent-style-name="Text_20_body">
      <style:text-properties fo:font-style="normal" officeooo:rsid="0046ebc7" officeooo:paragraph-rsid="00376ed2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  <style:text-properties fo:font-style="normal" style:text-underline-style="none" officeooo:rsid="00527a7b" officeooo:paragraph-rsid="00376ed2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style:text-underline-style="none" officeooo:rsid="005313c9" officeooo:paragraph-rsid="00376ed2" style:font-style-asian="normal" style:font-style-complex="normal"/>
    </style:style>
    <style:style style:name="P11" style:family="paragraph" style:parent-style-name="Text_20_body">
      <style:text-properties officeooo:rsid="00533255" officeooo:paragraph-rsid="00376ed2"/>
    </style:style>
    <style:style style:name="P12" style:family="paragraph" style:parent-style-name="Text_20_body">
      <style:text-properties officeooo:rsid="00543136" officeooo:paragraph-rsid="00376ed2"/>
    </style:style>
    <style:style style:name="P13" style:family="paragraph" style:parent-style-name="Text_20_body">
      <style:text-properties officeooo:paragraph-rsid="00376ed2"/>
    </style:style>
    <style:style style:name="P14" style:family="paragraph" style:parent-style-name="Title">
      <style:text-properties fo:font-size="32pt" style:font-size-asian="32pt" style:font-size-complex="32pt"/>
    </style:style>
    <style:style style:name="P15" style:family="paragraph" style:parent-style-name="Title">
      <style:text-properties fo:font-size="32pt" officeooo:rsid="00376ed2" officeooo:paragraph-rsid="00376ed2" style:font-size-asian="32pt" style:font-size-complex="32pt"/>
    </style:style>
    <style:style style:name="P16" style:family="paragraph" style:parent-style-name="Heading">
      <style:text-properties officeooo:paragraph-rsid="00376ed2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rsid="004f6fc0" officeooo:paragraph-rsid="00376ed2" style:font-style-asian="normal" style:font-weight-asian="normal" style:font-style-complex="normal" style:font-weight-complex="normal"/>
    </style:style>
    <style:style style:name="P18" style:family="paragraph" style:parent-style-name="Table_20_Contents">
      <style:text-properties officeooo:rsid="0061e311" officeooo:paragraph-rsid="0061e311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2">
      <style:paragraph-properties>
        <style:tab-stops>
          <style:tab-stop style:position="1.101cm"/>
          <style:tab-stop style:position="16.4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0.801cm"/>
          <style:tab-stop style:position="17.201cm" style:type="right" style:leader-style="dotted" style:leader-text="."/>
        </style:tab-stops>
      </style:paragraph-properties>
    </style:style>
    <style:style style:name="P22" style:family="paragraph" style:parent-style-name="Standard" style:master-page-name="First_20_Page">
      <style:paragraph-properties fo:text-align="end" style:justify-single-word="false" style:page-number="auto"/>
      <style:text-properties style:font-name="Liberation Sans" fo:font-size="14pt" officeooo:rsid="00367351" officeooo:paragraph-rsid="00367351" style:font-size-asian="14pt" style:font-size-complex="14pt"/>
    </style:style>
    <style:style style:name="P23" style:family="paragraph" style:parent-style-name="Text_20_body" style:list-style-name="L1">
      <style:paragraph-properties fo:text-align="start" style:justify-single-word="false"/>
      <style:text-properties style:text-underline-style="none" officeooo:rsid="0046056b" officeooo:paragraph-rsid="00376ed2"/>
    </style:style>
    <style:style style:name="P24" style:family="paragraph" style:parent-style-name="Text_20_body" style:list-style-name="L3">
      <style:paragraph-properties fo:text-align="start" style:justify-single-word="false"/>
      <style:text-properties style:text-underline-style="none" officeooo:rsid="00533255" officeooo:paragraph-rsid="00376ed2"/>
    </style:style>
    <style:style style:name="P25" style:family="paragraph" style:parent-style-name="Text_20_body">
      <style:paragraph-properties fo:text-align="start" style:justify-single-word="false"/>
      <style:text-properties style:text-underline-style="none" officeooo:rsid="00533255" officeooo:paragraph-rsid="00376ed2"/>
    </style:style>
    <style:style style:name="P26" style:family="paragraph" style:parent-style-name="Text_20_body" style:list-style-name="L7">
      <style:paragraph-properties fo:line-height="120%" fo:text-align="start" style:justify-single-word="false"/>
      <style:text-properties style:text-underline-style="none" officeooo:rsid="00543885" officeooo:paragraph-rsid="003fbec2"/>
    </style:style>
    <style:style style:name="P27" style:family="paragraph" style:parent-style-name="Text_20_body" style:list-style-name="L2">
      <style:text-properties officeooo:rsid="0046ebc7" officeooo:paragraph-rsid="00376ed2"/>
    </style:style>
    <style:style style:name="P28" style:family="paragraph" style:parent-style-name="Text_20_body" style:list-style-name="L4">
      <style:text-properties officeooo:rsid="005ef4bb" officeooo:paragraph-rsid="00376ed2"/>
    </style:style>
    <style:style style:name="P29" style:family="paragraph" style:parent-style-name="Text_20_body">
      <style:text-properties officeooo:rsid="0051dde0" officeooo:paragraph-rsid="003fbec2"/>
    </style:style>
    <style:style style:name="P30" style:family="paragraph" style:parent-style-name="Text_20_body" style:list-style-name="L6">
      <style:text-properties officeooo:paragraph-rsid="003fbec2"/>
    </style:style>
    <style:style style:name="P31" style:family="paragraph" style:parent-style-name="Text_20_body" style:list-style-name="L6">
      <style:text-properties officeooo:rsid="00539dba" officeooo:paragraph-rsid="003fbec2"/>
    </style:style>
    <style:style style:name="P32" style:family="paragraph" style:parent-style-name="Text_20_body" style:list-style-name="L7">
      <style:paragraph-properties fo:line-height="120%"/>
      <style:text-properties officeooo:rsid="00543885" officeooo:paragraph-rsid="003fbec2"/>
    </style:style>
    <style:style style:name="P33" style:family="paragraph" style:parent-style-name="Text_20_body">
      <style:paragraph-properties fo:line-height="120%"/>
      <style:text-properties officeooo:rsid="00543885" officeooo:paragraph-rsid="003fbec2"/>
    </style:style>
    <style:style style:name="P34" style:family="paragraph" style:parent-style-name="Text_20_body" style:list-style-name="L7">
      <style:paragraph-properties fo:line-height="120%"/>
      <style:text-properties officeooo:rsid="00575067" officeooo:paragraph-rsid="003fbec2"/>
    </style:style>
    <style:style style:name="P35" style:family="paragraph" style:parent-style-name="Text_20_body">
      <style:text-properties officeooo:paragraph-rsid="00376ed2"/>
    </style:style>
    <style:style style:name="P36" style:family="paragraph" style:parent-style-name="Text_20_body">
      <style:text-properties officeooo:rsid="0071e30e" officeooo:paragraph-rsid="004763b7"/>
    </style:style>
    <style:style style:name="P37" style:family="paragraph" style:parent-style-name="Text_20_body" style:list-style-name="L2">
      <style:paragraph-properties fo:margin-left="2.501cm" fo:margin-right="0cm" fo:text-indent="-0.635cm" style:auto-text-indent="false"/>
      <style:text-properties fo:font-style="normal" officeooo:rsid="0046ebc7" officeooo:paragraph-rsid="00376ed2" style:font-style-asian="normal" style:font-style-complex="normal"/>
    </style:style>
    <style:style style:name="P38" style:family="paragraph" style:parent-style-name="Text_20_body" style:list-style-name="L2">
      <style:paragraph-properties fo:margin-left="2.501cm" fo:margin-right="0cm" fo:text-indent="-0.635cm" style:auto-text-indent="false"/>
      <style:text-properties fo:font-style="normal" officeooo:rsid="00478f6c" officeooo:paragraph-rsid="00376ed2" style:font-style-asian="normal" style:font-style-complex="normal"/>
    </style:style>
    <style:style style:name="P39" style:family="paragraph" style:parent-style-name="Text_20_body" style:list-style-name="L2">
      <style:paragraph-properties fo:margin-left="2.501cm" fo:margin-right="0cm" fo:text-indent="-0.635cm" style:auto-text-indent="false"/>
      <style:text-properties fo:font-style="normal" fo:font-weight="normal" officeooo:rsid="005a685c" officeooo:paragraph-rsid="00376ed2" style:font-style-asian="normal" style:font-weight-asian="normal" style:font-style-complex="normal" style:font-weight-complex="normal"/>
    </style:style>
    <style:style style:name="P40" style:family="paragraph" style:parent-style-name="Text_20_body" style:list-style-name="L2">
      <style:paragraph-properties fo:margin-left="2.501cm" fo:margin-right="0cm" fo:text-indent="-0.635cm" style:auto-text-indent="false"/>
      <style:text-properties fo:font-style="normal" fo:font-weight="normal" officeooo:rsid="00576f6d" officeooo:paragraph-rsid="00376ed2" style:font-style-asian="normal" style:font-weight-asian="normal" style:font-style-complex="normal" style:font-weight-complex="normal"/>
    </style:style>
    <style:style style:name="P41" style:family="paragraph" style:parent-style-name="Text_20_body" style:list-style-name="L2">
      <style:paragraph-properties fo:margin-left="2.501cm" fo:margin-right="0cm" fo:text-indent="-0.635cm" style:auto-text-indent="false"/>
      <style:text-properties officeooo:rsid="00497aa9" officeooo:paragraph-rsid="00376ed2"/>
    </style:style>
    <style:style style:name="P42" style:family="paragraph" style:parent-style-name="Text_20_body" style:list-style-name="L2">
      <style:paragraph-properties fo:margin-left="2.501cm" fo:margin-right="0cm" fo:text-indent="-0.635cm" style:auto-text-indent="false"/>
      <style:text-properties fo:font-weight="bold" officeooo:rsid="004cf79c" officeooo:paragraph-rsid="00376ed2" style:font-weight-asian="bold" style:font-weight-complex="bold"/>
    </style:style>
    <style:style style:name="P43" style:family="paragraph" style:parent-style-name="Text_20_body" style:list-style-name="L2">
      <style:paragraph-properties fo:margin-left="3.752cm" fo:margin-right="0cm" fo:text-indent="-0.635cm" style:auto-text-indent="false"/>
      <style:text-properties fo:font-style="normal" officeooo:rsid="00478f6c" officeooo:paragraph-rsid="00376ed2" style:font-style-asian="normal" style:font-style-complex="normal"/>
    </style:style>
    <style:style style:name="P44" style:family="paragraph" style:parent-style-name="Text_20_body" style:list-style-name="L2">
      <style:paragraph-properties fo:margin-left="1.251cm" fo:margin-right="0cm" fo:text-indent="-0.635cm" style:auto-text-indent="false"/>
      <style:text-properties fo:font-weight="bold" officeooo:rsid="00478f6c" officeooo:paragraph-rsid="00376ed2" style:font-weight-asian="bold" style:font-weight-complex="bold"/>
    </style:style>
    <style:style style:name="P45" style:family="paragraph" style:parent-style-name="Text_20_body" style:list-style-name="L2">
      <style:paragraph-properties fo:margin-left="1.251cm" fo:margin-right="0cm" fo:text-indent="-0.635cm" style:auto-text-indent="false"/>
      <style:text-properties officeooo:rsid="00497aa9" officeooo:paragraph-rsid="00376ed2"/>
    </style:style>
    <style:style style:name="P46" style:family="paragraph" style:parent-style-name="Text_20_body" style:list-style-name="L2">
      <style:paragraph-properties fo:margin-left="1.251cm" fo:margin-right="0cm" fo:text-indent="-0.635cm" style:auto-text-indent="false"/>
      <style:text-properties officeooo:rsid="004cf79c" officeooo:paragraph-rsid="00376ed2"/>
    </style:style>
    <style:style style:name="P47" style:family="paragraph" style:parent-style-name="Text_20_body" style:list-style-name="L4">
      <style:paragraph-properties fo:margin-top="0cm" fo:margin-bottom="0.21cm" style:contextual-spacing="false"/>
      <style:text-properties officeooo:rsid="005ef4bb" officeooo:paragraph-rsid="00376ed2"/>
    </style:style>
    <style:style style:name="P48" style:family="paragraph" style:parent-style-name="Text_20_body">
      <style:paragraph-properties fo:margin-top="0.21cm" fo:margin-bottom="0.21cm" style:contextual-spacing="true" fo:line-height="100%" fo:background-color="#dddddd">
        <style:background-image/>
      </style:paragraph-properties>
      <style:text-properties style:font-name="Liberation Mono" officeooo:rsid="0040bcea" officeooo:paragraph-rsid="0040bcea"/>
    </style:style>
    <style:style style:name="P49" style:family="paragraph" style:parent-style-name="Text_20_body">
      <style:paragraph-properties fo:margin-top="0.21cm" fo:margin-bottom="0.21cm" style:contextual-spacing="true" fo:line-height="100%" fo:background-color="#dddddd">
        <style:background-image/>
      </style:paragraph-properties>
      <style:text-properties style:font-name="Liberation Mono" officeooo:rsid="0040bcea" officeooo:paragraph-rsid="00411fb6"/>
    </style:style>
    <style:style style:name="P50" style:family="paragraph" style:parent-style-name="Text_20_body">
      <style:paragraph-properties fo:margin-top="0.21cm" fo:margin-bottom="0.21cm" style:contextual-spacing="true" fo:line-height="100%" fo:background-color="#dddddd">
        <style:background-image/>
      </style:paragraph-properties>
      <style:text-properties style:font-name="Liberation Mono" officeooo:rsid="0040bcea" officeooo:paragraph-rsid="004399e3"/>
    </style:style>
    <style:style style:name="P51" style:family="paragraph" style:parent-style-name="Text_20_body">
      <style:paragraph-properties fo:margin-top="0.21cm" fo:margin-bottom="0.21cm" style:contextual-spacing="true" fo:line-height="100%" fo:background-color="#dddddd">
        <style:background-image/>
      </style:paragraph-properties>
      <style:text-properties style:font-name="Liberation Mono" officeooo:rsid="0040bcea" officeooo:paragraph-rsid="004553dd"/>
    </style:style>
    <style:style style:name="P52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46ebc7" officeooo:paragraph-rsid="00376ed2"/>
    </style:style>
    <style:style style:name="P53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5313c9" officeooo:paragraph-rsid="00376ed2"/>
    </style:style>
    <style:style style:name="P54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19669d" officeooo:paragraph-rsid="00376ed2"/>
    </style:style>
    <style:style style:name="P55" style:family="paragraph" style:parent-style-name="Heading_20_1">
      <style:paragraph-properties fo:margin-top="0cm" fo:margin-bottom="0.21cm" style:contextual-spacing="false" fo:text-align="start" style:justify-single-word="false" fo:break-before="page"/>
      <style:text-properties style:text-underline-style="solid" style:text-underline-width="auto" style:text-underline-color="font-color" officeooo:rsid="0046056b" officeooo:paragraph-rsid="00376ed2"/>
    </style:style>
    <style:style style:name="P56" style:family="paragraph" style:parent-style-name="Heading_20_1">
      <style:paragraph-properties fo:margin-top="0cm" fo:margin-bottom="0.21cm" style:contextual-spacing="false" fo:text-align="start" style:justify-single-word="false" fo:break-before="page"/>
      <style:text-properties style:text-underline-style="solid" style:text-underline-width="auto" style:text-underline-color="font-color" officeooo:rsid="00527a7b" officeooo:paragraph-rsid="00376ed2"/>
    </style:style>
    <style:style style:name="P57" style:family="paragraph" style:parent-style-name="Heading_20_1">
      <style:paragraph-properties fo:margin-top="0cm" fo:margin-bottom="0.21cm" style:contextual-spacing="false" fo:break-before="page" fo:background-color="transparent">
        <style:background-image/>
      </style:paragraph-properties>
      <style:text-properties officeooo:rsid="004ab0a6" officeooo:paragraph-rsid="0040849d"/>
    </style:style>
    <style:style style:name="P58" style:family="paragraph" style:parent-style-name="Heading_20_1" style:master-page-name="Endnote">
      <style:paragraph-properties fo:margin-top="0cm" fo:margin-bottom="0.21cm" style:contextual-spacing="false" style:page-number="auto" fo:break-before="page"/>
      <style:text-properties officeooo:rsid="001545f8" officeooo:paragraph-rsid="001545f8"/>
    </style:style>
    <style:style style:name="P59" style:family="paragraph" style:parent-style-name="Heading_20_1">
      <style:paragraph-properties fo:margin-top="1.05cm" fo:margin-bottom="0.21cm" style:contextual-spacing="false" fo:text-align="start" style:justify-single-word="false"/>
      <style:text-properties officeooo:paragraph-rsid="00376ed2"/>
    </style:style>
    <style:style style:name="P60" style:family="paragraph" style:parent-style-name="Heading_20_2">
      <style:text-properties officeooo:rsid="005ef4bb" officeooo:paragraph-rsid="00376ed2"/>
    </style:style>
    <style:style style:name="P61" style:family="paragraph" style:parent-style-name="Heading_20_2">
      <style:text-properties officeooo:rsid="00661ec3" officeooo:paragraph-rsid="003fbec2"/>
    </style:style>
    <style:style style:name="P62" style:family="paragraph" style:parent-style-name="Heading_20_2">
      <style:paragraph-properties fo:margin-top="0cm" fo:margin-bottom="0.21cm" style:contextual-spacing="false" fo:break-before="page"/>
      <style:text-properties fo:font-style="normal" officeooo:rsid="0046ebc7" officeooo:paragraph-rsid="00376ed2" style:font-style-asian="normal" style:font-style-complex="normal"/>
    </style:style>
    <style:style style:name="P63" style:family="paragraph" style:parent-style-name="Heading_20_2">
      <style:paragraph-properties fo:margin-top="0cm" fo:margin-bottom="0.21cm" style:contextual-spacing="false" fo:break-before="page"/>
      <style:text-properties officeooo:rsid="00533255" officeooo:paragraph-rsid="00376ed2"/>
    </style:style>
    <style:style style:name="P64" style:family="paragraph" style:parent-style-name="Heading_20_2">
      <style:paragraph-properties fo:margin-top="0cm" fo:margin-bottom="0.21cm" style:contextual-spacing="false" fo:break-before="page"/>
      <style:text-properties officeooo:paragraph-rsid="00376ed2"/>
    </style:style>
    <style:style style:name="P65" style:family="paragraph" style:parent-style-name="Heading_20_2">
      <style:paragraph-properties fo:margin-top="0.6cm" fo:margin-bottom="0.21cm" style:contextual-spacing="false"/>
      <style:text-properties officeooo:paragraph-rsid="00376ed2"/>
    </style:style>
    <style:style style:name="T1" style:family="text">
      <style:text-properties style:font-name="Liberation Sans" fo:font-weight="bold" style:font-weight-asian="bold" style:font-weight-complex="bold"/>
    </style:style>
    <style:style style:name="T2" style:family="text">
      <style:text-properties officeooo:rsid="006ae7eb"/>
    </style:style>
    <style:style style:name="T3" style:family="text">
      <style:text-properties officeooo:rsid="005ef4bb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583c4c" style:font-style-asian="normal" style:font-style-complex="normal"/>
    </style:style>
    <style:style style:name="T6" style:family="text">
      <style:text-properties fo:font-style="normal" officeooo:rsid="005a41c1" style:font-style-asian="normal" style:font-style-complex="normal"/>
    </style:style>
    <style:style style:name="T7" style:family="text">
      <style:text-properties fo:font-style="normal" officeooo:rsid="00cdf7ee" style:font-style-asian="normal" style:font-style-complex="normal"/>
    </style:style>
    <style:style style:name="T8" style:family="text">
      <style:text-properties fo:font-style="normal" officeooo:rsid="005c673f" style:font-style-asian="normal" style:font-style-complex="normal"/>
    </style:style>
    <style:style style:name="T9" style:family="text">
      <style:text-properties fo:font-style="normal" officeooo:rsid="00903176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4b1dee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561b6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71de03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4db182" style:font-style-asian="normal" style:font-weight-asian="normal" style:font-style-complex="normal" style:font-weight-complex="normal"/>
    </style:style>
    <style:style style:name="T16" style:family="text">
      <style:text-properties officeooo:rsid="006f9cb5"/>
    </style:style>
    <style:style style:name="T17" style:family="text">
      <style:text-properties officeooo:rsid="008e9895"/>
    </style:style>
    <style:style style:name="T18" style:family="text">
      <style:text-properties officeooo:rsid="0029d81c"/>
    </style:style>
    <style:style style:name="T19" style:family="text">
      <style:text-properties officeooo:rsid="0053d8ce"/>
    </style:style>
    <style:style style:name="T20" style:family="text">
      <style:text-properties officeooo:rsid="0066c02e"/>
    </style:style>
    <style:style style:name="T21" style:family="text">
      <style:text-properties officeooo:rsid="003f2312"/>
    </style:style>
    <style:style style:name="T22" style:family="text">
      <style:text-properties officeooo:rsid="0043a37a"/>
    </style:style>
    <style:style style:name="T23" style:family="text">
      <style:text-properties officeooo:rsid="00398153"/>
    </style:style>
    <style:style style:name="T24" style:family="text">
      <style:text-properties style:text-underline-style="solid" style:text-underline-width="auto" style:text-underline-color="font-color" officeooo:rsid="001dde4c"/>
    </style:style>
    <style:style style:name="T25" style:family="text">
      <style:text-properties officeooo:rsid="005b000c"/>
    </style:style>
    <style:style style:name="T26" style:family="text">
      <style:text-properties officeooo:rsid="007a17ab"/>
    </style:style>
    <style:style style:name="T27" style:family="text">
      <style:text-properties style:use-window-font-color="true" style:font-name="Liberation Mono" fo:background-color="#eeeeee" loext:char-shading-value="0"/>
    </style:style>
    <style:style style:name="T28" style:family="text">
      <style:text-properties style:use-window-font-color="true" style:font-name="Liberation Serif" fo:background-color="transparent" loext:char-shading-value="0"/>
    </style:style>
    <style:style style:name="T29" style:family="text">
      <style:text-properties style:use-window-font-color="true" style:font-name="Liberation Serif" officeooo:rsid="00539dba" fo:background-color="transparent" loext:char-shading-value="0"/>
    </style:style>
    <style:style style:name="T30" style:family="text">
      <style:text-properties style:use-window-font-color="true" style:text-position="super 58%" style:font-name="Liberation Serif" fo:background-color="transparent" loext:char-shading-value="0"/>
    </style:style>
    <style:style style:name="T31" style:family="text">
      <style:text-properties style:use-window-font-color="true" style:text-position="super 58%" style:font-name="Liberation Serif" officeooo:rsid="00539dba" fo:background-color="transparent" loext:char-shading-value="0"/>
    </style:style>
    <style:style style:name="T32" style:family="text">
      <style:text-properties style:use-window-font-color="true" style:text-position="0% 100%" style:font-name="Liberation Serif" fo:background-color="transparent" loext:char-shading-value="0"/>
    </style:style>
    <style:style style:name="T33" style:family="text">
      <style:text-properties style:use-window-font-color="true" style:text-position="0% 100%" style:font-name="Liberation Serif" officeooo:rsid="00539dba" fo:background-color="transparent" loext:char-shading-value="0"/>
    </style:style>
    <style:style style:name="T34" style:family="text">
      <style:text-properties officeooo:rsid="00539dba"/>
    </style:style>
    <style:style style:name="T35" style:family="text">
      <style:text-properties officeooo:rsid="005b0ad7"/>
    </style:style>
    <style:style style:name="T36" style:family="text">
      <style:text-properties officeooo:rsid="0059a1db"/>
    </style:style>
    <style:style style:name="T37" style:family="text">
      <style:text-properties officeooo:rsid="0019669d"/>
    </style:style>
    <style:style style:name="T38" style:family="text">
      <style:text-properties officeooo:rsid="0040ec6a"/>
    </style:style>
    <style:style style:name="T39" style:family="text">
      <style:text-properties officeooo:rsid="00411fb6"/>
    </style:style>
    <style:style style:name="T40" style:family="text">
      <style:text-properties officeooo:rsid="004399e3"/>
    </style:style>
    <style:style style:name="T41" style:family="text">
      <style:text-properties officeooo:rsid="004553dd"/>
    </style:style>
    <style:style style:name="T42" style:family="text">
      <style:text-properties officeooo:rsid="00473d8a"/>
    </style:style>
    <style:style style:name="T43" style:family="text">
      <style:text-properties officeooo:rsid="00724b8e"/>
    </style:style>
    <style:style style:name="T44" style:family="text">
      <style:text-properties officeooo:rsid="0072e57c"/>
    </style:style>
    <style:style style:name="T45" style:family="text">
      <style:text-properties officeooo:rsid="00724048"/>
    </style:style>
    <style:style style:name="T46" style:family="text">
      <style:text-properties officeooo:rsid="004763b7"/>
    </style:style>
    <style:style style:name="fr1" style:family="graphic" style:parent-style-name="Frame">
      <style:graphic-properties style:vertical-pos="middle" style:vertical-rel="page-content" style:horizontal-pos="center" style:horizontal-rel="page-content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none" style:vertical-pos="bottom" style:vertical-rel="page-content" style:horizontal-pos="left" style:horizontal-rel="page-content" fo:padding="0cm" fo:border="none" style:shadow="none" draw:shadow-opacity="100%"/>
    </style:style>
    <style:style style:name="fr3" style:family="graphic" style:parent-style-name="OLE">
      <style:graphic-properties style:vertical-pos="from-top" style:horizontal-pos="center" style:horizontal-rel="paragraph" fo:padding="0.051cm" fo:border="0.06pt solid #999999" style:shadow="none" draw:shadow-opacity="100%" draw:ole-draw-aspect="1"/>
    </style:style>
    <style:style style:name="fr4" style:family="graphic" style:parent-style-name="OLE">
      <style:graphic-properties style:run-through="foreground" style:wrap="none" style:vertical-pos="middle" style:vertical-rel="baseline" style:horizontal-pos="left" style:horizontal-rel="paragraph" draw:ole-draw-aspect="1"/>
    </style:style>
    <style:style style:name="fr5" style:family="graphic" style:parent-style-name="OLE">
      <style:graphic-properties style:run-through="foreground" style:wrap="none" style:vertical-pos="from-top" style:horizontal-pos="center" style:horizontal-rel="paragraph" draw:ole-draw-aspect="1"/>
    </style:style>
    <style:style style:name="fr6" style:family="graphic" style:parent-style-name="OLE">
      <style:graphic-properties style:vertical-pos="middle" style:vertical-rel="baseline" style:horizontal-pos="center" style:horizontal-rel="paragraph" draw:ole-draw-aspect="1"/>
    </style:style>
    <style:style style:name="fr7" style:family="graphic" style:parent-style-name="OLE">
      <style:graphic-properties style:vertical-pos="from-top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17.201cm" style:rel-width="100%" draw:z-index="0">
        <draw:text-box fo:min-height="0.499cm">
          <text:p text:style-name="P15">Six Alpha</text:p>
          <text:p text:style-name="P14">Programmer's manual</text:p>
        </draw:text-box>
      </draw:frame>
      <draw:frame draw:style-name="fr2" draw:name="Frame2" text:anchor-type="page" text:anchor-page-number="4" svg:width="17.201cm" style:rel-width="100%" draw:z-index="9">
        <draw:text-box fo:min-height="0.499cm">
          <text:p text:style-name="P5">* <text:span text:style-name="T17">Write is performed every EXEC phase until W bit is cleared.</text:span></text:p>
        </draw:text-box>
      </draw:frame>
      <text:p text:style-name="P22">Dominik Salvet, 2016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801cm" style:leader-char=" "/>
            <text:index-entry-text/>
            <text:index-entry-span> </text:index-entry-span>
            <text:index-entry-tab-stop text:style-name="ToC_5f_tab_5f_spacing" style:type="right" style:leader-char="."/>
            <text:index-entry-span> </text:index-entry-span>
            <text:index-entry-page-number text:style-name="ToC_5f_numbering_5f_bold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101cm" style:leader-char=" "/>
            <text:index-entry-text/>
            <text:index-entry-span> </text:index-entry-span>
            <text:index-entry-tab-stop text:style-name="ToC_5f_tab_5f_spacing" style:type="right" style:leader-char="."/>
            <text:index-entry-span> </text:index-entry-span>
            <text:index-entry-page-number text:style-name="ToC_5f_numbering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1.401cm" style:leader-char=" "/>
            <text:index-entry-text/>
            <text:index-entry-span> </text:index-entry-span>
            <text:index-entry-tab-stop text:style-name="ToC_5f_tab_5f_spacing" style:type="right" style:leader-char="."/>
            <text:index-entry-span> </text:index-entry-span>
            <text:index-entry-page-number text:style-name="ToC_5f_numbering"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Table of Contents</text:p>
          </text:index-title>
          <text:p text:style-name="P21"><text:a xlink:type="simple" xlink:href="#__RefHeading__1522_1323932946" text:style-name="Index_20_Link" text:visited-style-name="Index_20_Link">1<text:tab/>A brief description of Six Alpha </text:a><text:a xlink:type="simple" xlink:href="#__RefHeading__1522_1323932946" text:style-name="Index_20_Link" text:visited-style-name="Index_20_Link"><text:span text:style-name="ToC_5f_tab_5f_spacing"><text:tab/></text:span></text:a><text:a xlink:type="simple" xlink:href="#__RefHeading__1522_1323932946" text:style-name="Index_20_Link" text:visited-style-name="Index_20_Link"> </text:a><text:a xlink:type="simple" xlink:href="#__RefHeading__1522_1323932946" text:style-name="Index_20_Link" text:visited-style-name="Index_20_Link"><text:span text:style-name="ToC_5f_numbering_5f_bold">3</text:span></text:a></text:p>
          <text:p text:style-name="P21"><text:a xlink:type="simple" xlink:href="#__RefHeading__4896_1946935537" text:style-name="Index_20_Link" text:visited-style-name="Index_20_Link">2<text:tab/>Memory model </text:a><text:a xlink:type="simple" xlink:href="#__RefHeading__4896_1946935537" text:style-name="Index_20_Link" text:visited-style-name="Index_20_Link"><text:span text:style-name="ToC_5f_tab_5f_spacing"><text:tab/></text:span></text:a><text:a xlink:type="simple" xlink:href="#__RefHeading__4896_1946935537" text:style-name="Index_20_Link" text:visited-style-name="Index_20_Link"> </text:a><text:a xlink:type="simple" xlink:href="#__RefHeading__4896_1946935537" text:style-name="Index_20_Link" text:visited-style-name="Index_20_Link"><text:span text:style-name="ToC_5f_numbering_5f_bold">3</text:span></text:a></text:p>
          <text:p text:style-name="P20"><text:a xlink:type="simple" xlink:href="#__RefHeading__4898_1946935537" text:style-name="Index_20_Link" text:visited-style-name="Index_20_Link">2.1<text:tab/>Data memory layout </text:a><text:a xlink:type="simple" xlink:href="#__RefHeading__4898_1946935537" text:style-name="Index_20_Link" text:visited-style-name="Index_20_Link"><text:span text:style-name="ToC_5f_tab_5f_spacing"><text:tab/></text:span></text:a><text:a xlink:type="simple" xlink:href="#__RefHeading__4898_1946935537" text:style-name="Index_20_Link" text:visited-style-name="Index_20_Link"> </text:a><text:a xlink:type="simple" xlink:href="#__RefHeading__4898_1946935537" text:style-name="Index_20_Link" text:visited-style-name="Index_20_Link"><text:span text:style-name="ToC_5f_numbering">4</text:span></text:a></text:p>
          <text:p text:style-name="P21"><text:a xlink:type="simple" xlink:href="#__RefHeading__4921_1946935537" text:style-name="Index_20_Link" text:visited-style-name="Index_20_Link">3<text:tab/>Register file </text:a><text:a xlink:type="simple" xlink:href="#__RefHeading__4921_1946935537" text:style-name="Index_20_Link" text:visited-style-name="Index_20_Link"><text:span text:style-name="ToC_5f_tab_5f_spacing"><text:tab/></text:span></text:a><text:a xlink:type="simple" xlink:href="#__RefHeading__4921_1946935537" text:style-name="Index_20_Link" text:visited-style-name="Index_20_Link"> </text:a><text:a xlink:type="simple" xlink:href="#__RefHeading__4921_1946935537" text:style-name="Index_20_Link" text:visited-style-name="Index_20_Link"><text:span text:style-name="ToC_5f_numbering_5f_bold">4</text:span></text:a></text:p>
          <text:p text:style-name="P21"><text:a xlink:type="simple" xlink:href="#__RefHeading__4923_1946935537" text:style-name="Index_20_Link" text:visited-style-name="Index_20_Link">4<text:tab/>List of instructions </text:a><text:a xlink:type="simple" xlink:href="#__RefHeading__4923_1946935537" text:style-name="Index_20_Link" text:visited-style-name="Index_20_Link"><text:span text:style-name="ToC_5f_tab_5f_spacing"><text:tab/></text:span></text:a><text:a xlink:type="simple" xlink:href="#__RefHeading__4923_1946935537" text:style-name="Index_20_Link" text:visited-style-name="Index_20_Link"> </text:a><text:a xlink:type="simple" xlink:href="#__RefHeading__4923_1946935537" text:style-name="Index_20_Link" text:visited-style-name="Index_20_Link"><text:span text:style-name="ToC_5f_numbering_5f_bold">5</text:span></text:a></text:p>
          <text:p text:style-name="P21"><text:a xlink:type="simple" xlink:href="#__RefHeading__514_1844660904" text:style-name="Index_20_Link" text:visited-style-name="Index_20_Link">5<text:tab/>Instruction types </text:a><text:a xlink:type="simple" xlink:href="#__RefHeading__514_1844660904" text:style-name="Index_20_Link" text:visited-style-name="Index_20_Link"><text:span text:style-name="ToC_5f_tab_5f_spacing"><text:tab/></text:span></text:a><text:a xlink:type="simple" xlink:href="#__RefHeading__514_1844660904" text:style-name="Index_20_Link" text:visited-style-name="Index_20_Link"> </text:a><text:a xlink:type="simple" xlink:href="#__RefHeading__514_1844660904" text:style-name="Index_20_Link" text:visited-style-name="Index_20_Link"><text:span text:style-name="ToC_5f_numbering_5f_bold">6</text:span></text:a></text:p>
          <text:p text:style-name="P20"><text:a xlink:type="simple" xlink:href="#__RefHeading__516_1844660904" text:style-name="Index_20_Link" text:visited-style-name="Index_20_Link">5.1<text:tab/>Jump </text:a><text:a xlink:type="simple" xlink:href="#__RefHeading__516_1844660904" text:style-name="Index_20_Link" text:visited-style-name="Index_20_Link"><text:span text:style-name="ToC_5f_tab_5f_spacing"><text:tab/></text:span></text:a><text:a xlink:type="simple" xlink:href="#__RefHeading__516_1844660904" text:style-name="Index_20_Link" text:visited-style-name="Index_20_Link"> </text:a><text:a xlink:type="simple" xlink:href="#__RefHeading__516_1844660904" text:style-name="Index_20_Link" text:visited-style-name="Index_20_Link"><text:span text:style-name="ToC_5f_numbering">6</text:span></text:a></text:p>
          <text:p text:style-name="P20"><text:a xlink:type="simple" xlink:href="#__RefHeading__518_1844660904" text:style-name="Index_20_Link" text:visited-style-name="Index_20_Link">5.2<text:tab/>Arithmetic, logic and memory </text:a><text:a xlink:type="simple" xlink:href="#__RefHeading__518_1844660904" text:style-name="Index_20_Link" text:visited-style-name="Index_20_Link"><text:span text:style-name="ToC_5f_tab_5f_spacing"><text:tab/></text:span></text:a><text:a xlink:type="simple" xlink:href="#__RefHeading__518_1844660904" text:style-name="Index_20_Link" text:visited-style-name="Index_20_Link"> </text:a><text:a xlink:type="simple" xlink:href="#__RefHeading__518_1844660904" text:style-name="Index_20_Link" text:visited-style-name="Index_20_Link"><text:span text:style-name="ToC_5f_numbering">7</text:span></text:a></text:p>
          <text:p text:style-name="P20"><text:a xlink:type="simple" xlink:href="#__RefHeading__520_1844660904" text:style-name="Index_20_Link" text:visited-style-name="Index_20_Link">5.3<text:tab/>Bit </text:a><text:a xlink:type="simple" xlink:href="#__RefHeading__520_1844660904" text:style-name="Index_20_Link" text:visited-style-name="Index_20_Link"><text:span text:style-name="ToC_5f_tab_5f_spacing"><text:tab/></text:span></text:a><text:a xlink:type="simple" xlink:href="#__RefHeading__520_1844660904" text:style-name="Index_20_Link" text:visited-style-name="Index_20_Link"> </text:a><text:a xlink:type="simple" xlink:href="#__RefHeading__520_1844660904" text:style-name="Index_20_Link" text:visited-style-name="Index_20_Link"><text:span text:style-name="ToC_5f_numbering">7</text:span></text:a></text:p>
          <text:p text:style-name="P21"><text:a xlink:type="simple" xlink:href="#__RefHeading__110_1270031360" text:style-name="Index_20_Link" text:visited-style-name="Index_20_Link">6<text:tab/>Instruction processing </text:a><text:a xlink:type="simple" xlink:href="#__RefHeading__110_1270031360" text:style-name="Index_20_Link" text:visited-style-name="Index_20_Link"><text:span text:style-name="ToC_5f_tab_5f_spacing"><text:tab/></text:span></text:a><text:a xlink:type="simple" xlink:href="#__RefHeading__110_1270031360" text:style-name="Index_20_Link" text:visited-style-name="Index_20_Link"> </text:a><text:a xlink:type="simple" xlink:href="#__RefHeading__110_1270031360" text:style-name="Index_20_Link" text:visited-style-name="Index_20_Link"><text:span text:style-name="ToC_5f_numbering_5f_bold">7</text:span></text:a></text:p>
          <text:p text:style-name="P20"><text:a xlink:type="simple" xlink:href="#__RefHeading__4991_1946935537" text:style-name="Index_20_Link" text:visited-style-name="Index_20_Link">6.1<text:tab/>Instruction phases </text:a><text:a xlink:type="simple" xlink:href="#__RefHeading__4991_1946935537" text:style-name="Index_20_Link" text:visited-style-name="Index_20_Link"><text:span text:style-name="ToC_5f_tab_5f_spacing"><text:tab/></text:span></text:a><text:a xlink:type="simple" xlink:href="#__RefHeading__4991_1946935537" text:style-name="Index_20_Link" text:visited-style-name="Index_20_Link"> </text:a><text:a xlink:type="simple" xlink:href="#__RefHeading__4991_1946935537" text:style-name="Index_20_Link" text:visited-style-name="Index_20_Link"><text:span text:style-name="ToC_5f_numbering">8</text:span></text:a></text:p>
          <text:p text:style-name="P21"><text:a xlink:type="simple" xlink:href="#__RefHeading__1370_1935962729" text:style-name="Index_20_Link" text:visited-style-name="Index_20_Link"><text:tab/>List of Symbols and Abbreviations </text:a><text:a xlink:type="simple" xlink:href="#__RefHeading__1370_1935962729" text:style-name="Index_20_Link" text:visited-style-name="Index_20_Link"><text:span text:style-name="ToC_5f_tab_5f_spacing"><text:tab/></text:span></text:a><text:a xlink:type="simple" xlink:href="#__RefHeading__1370_1935962729" text:style-name="Index_20_Link" text:visited-style-name="Index_20_Link"> </text:a><text:a xlink:type="simple" xlink:href="#__RefHeading__1370_1935962729" text:style-name="Index_20_Link" text:visited-style-name="Index_20_Link"><text:span text:style-name="ToC_5f_numbering_5f_bold">9</text:span></text:a></text:p>
        </text:index-body>
      </text:table-of-content>
      <text:p text:style-name="P2"/>
      <text:h text:style-name="P55" text:outline-level="1"><text:bookmark-start text:name="__RefHeading__1522_1323932946"/>A brief description of Six Alpha<text:bookmark-end text:name="__RefHeading__1522_1323932946"/></text:h>
      <text:p text:style-name="P3">Six Alpha is processor architecture with following characteristics:</text:p>
      <text:list xml:id="list5104481514980953723" text:style-name="L1">
        <text:list-item>
          <text:p text:style-name="P23">4-bit width,</text:p>
        </text:list-item>
        <text:list-item>
          <text:p text:style-name="P23">Harvard type,</text:p>
        </text:list-item>
        <text:list-item>
          <text:p text:style-name="P23">RISC type,</text:p>
        </text:list-item>
        <text:list-item>
          <text:p text:style-name="P23">can address up to 16 nibbles data memory,</text:p>
        </text:list-item>
        <text:list-item>
          <text:p text:style-name="P23">can address up to 128 B instruction memory.</text:p>
        </text:list-item>
      </text:list>
      <text:h text:style-name="P52" text:outline-level="1"><text:bookmark-start text:name="__RefHeading__4896_1946935537"/>Memory model<text:bookmark-end text:name="__RefHeading__4896_1946935537"/></text:h>
      <text:p text:style-name="P4"><text:span text:style-name="T5">For data and instruction memory is used physically addressed flat model - every address used in instruction is equal address that will appear on the address bus. However not all data address space is for RWM. If it's required to communicate with I/O devices, it is realized by eight ports </text:span><text:span text:style-name="T6">which</text:span><text:span text:style-name="T5"> </text:span><text:span text:style-name="T6">can</text:span><text:span text:style-name="T5"> be driven from control registers that are mapped in data address space.</text:span></text:p>
      <text:h text:style-name="P62" text:outline-level="2"><text:bookmark-start text:name="__RefHeading__4898_1946935537"/>Data memory layout<text:bookmark-end text:name="__RefHeading__4898_1946935537"/></text:h>
      <text:p text:style-name="P8"><text:span text:style-name="T16">First 12 addresses are used for RWM, the rest of address space represent</text:span> special purpose registers:</text:p>
      <text:list xml:id="list6685554517153925861" text:style-name="L2">
        <text:list-item>
          <text:p text:style-name="P27"><text:span text:style-name="T10">SCR</text:span><text:span text:style-name="T4"> - Status and Control Register</text:span></text:p>
        </text:list-item>
        <text:list-item>
          <text:p text:style-name="P37">CF - Carry Flag</text:p>
        </text:list-item>
        <text:list-item>
          <text:p text:style-name="P43">the result of ALU is out of range</text:p>
        </text:list-item>
        <text:list-item>
          <text:p text:style-name="P38">ZF - Zero Flag</text:p>
        </text:list-item>
        <text:list-item>
          <text:p text:style-name="P43">the result of ALU is zero</text:p>
        </text:list-item>
        <text:list-item>
          <text:p text:style-name="P44"><text:span text:style-name="T4">POUT</text:span><text:span text:style-name="T11"> - Port OUT</text:span></text:p>
        </text:list-item>
        <text:list-item>
          <text:p text:style-name="P41"><text:span text:style-name="T11">if </text:span><text:span text:style-name="T12">PADDR</text:span><text:span text:style-name="T11"> </text:span><text:span text:style-name="T12">is</text:span><text:span text:style-name="T11"> configured </text:span><text:span text:style-name="T12">in </text:span><text:span text:style-name="T13">write</text:span><text:span text:style-name="T12"> mode</text:span><text:span text:style-name="T11">, </text:span><text:span text:style-name="T12">then </text:span><text:span text:style-name="T11">value </text:span><text:span text:style-name="T12">in this register</text:span><text:span text:style-name="T11"> will be written on port</text:span></text:p>
        </text:list-item>
        <text:list-item>
          <text:p text:style-name="P45"><text:span text:style-name="T10">PIN</text:span><text:span text:style-name="T11"> - Port IN</text:span></text:p>
        </text:list-item>
        <text:list-item>
          <text:p text:style-name="P42"><text:span text:style-name="T11">if PADDR is configured in </text:span><text:span text:style-name="T13">read</text:span><text:span text:style-name="T11"> mode, then value </text:span><text:span text:style-name="T14">from</text:span><text:span text:style-name="T11"> port can be read from this register, write to this register will be i</text:span><text:span text:style-name="T15">g</text:span><text:span text:style-name="T11">nored</text:span></text:p>
        </text:list-item>
        <text:list-item>
          <text:p text:style-name="P46"><text:span text:style-name="T10">PADDR</text:span><text:span text:style-name="T11"> - Port ADDRess</text:span></text:p>
        </text:list-item>
        <text:list-item>
          <text:p text:style-name="P39">defines port operation mode and port address</text:p>
        </text:list-item>
        <text:list-item>
          <text:p text:style-name="P40">W - write/!<text:span text:style-name="T23">read</text:span> mode*</text:p>
        </text:list-item>
        <text:list-item>
          <text:p text:style-name="P40">addr3 - port address</text:p>
        </text:list-item>
      </text:list>
      <text:p text:style-name="P17"/>
      <text:p text:style-name="P5"><text:span text:style-name="T7"><text:tab/></text:span><text:span text:style-name="T7"><draw:frame draw:style-name="fr3" draw:name="Object6" text:anchor-type="as-char" svg:y="-1.921cm" svg:width="11.43cm" svg:height="3.81cm" draw:z-index="1"><draw:object xlink:href="./Object 1" xlink:type="simple" xlink:show="embed" xlink:actuate="onLoad"/><draw:image xlink:href="./ObjectReplacements/Object 1" xlink:type="simple" xlink:show="embed" xlink:actuate="onLoad"/><svg:desc>OLE object</svg:desc></draw:frame></text:span></text:p>
      <text:h text:style-name="P56" text:outline-level="1"><text:bookmark-start text:name="__RefHeading__4921_1946935537"/><text:span text:style-name="T7">R</text:span><text:span text:style-name="T4">egister file</text:span><text:bookmark-end text:name="__RefHeading__4921_1946935537"/></text:h>
      <text:p text:style-name="P9">Architecture defines one main register, known as accumulator, which is used in every instruction except jump. Also there is IP register that holds address of actual executed instruction.</text:p>
      <text:h text:style-name="P53" text:outline-level="1"><text:bookmark-start text:name="__RefHeading__4923_1946935537"/><text:span text:style-name="T8">L</text:span><text:span text:style-name="T4">ist of instruction</text:span><text:span text:style-name="T9">s</text:span><text:bookmark-end text:name="__RefHeading__4923_1946935537"/></text:h>
      <text:p text:style-name="P10"/>
      <text:section text:style-name="Sect2" text:name="Section1">
        <text:list xml:id="list5054670827513811791" text:style-name="L3">
          <text:list-item>
            <text:p text:style-name="P24">JMP - jump</text:p>
          </text:list-item>
          <text:list-item>
            <text:p text:style-name="P24">LI - load immediate</text:p>
          </text:list-item>
          <text:list-item>
            <text:p text:style-name="P24">LD - load</text:p>
          </text:list-item>
          <text:list-item>
            <text:p text:style-name="P24">ST - store</text:p>
          </text:list-item>
          <text:list-item>
            <text:p text:style-name="P24">ADD - addition</text:p>
          </text:list-item>
          <text:list-item>
            <text:p text:style-name="P24">SUB - subtraction</text:p>
          </text:list-item>
          <text:list-item>
            <text:p text:style-name="P24">XOR - exclusive logical disjunction</text:p>
          </text:list-item>
          <text:list-item>
            <text:p text:style-name="P24">NAND - negation of logical conjunction</text:p>
          </text:list-item>
          <text:list-item>
            <text:p text:style-name="P24">SB - skip if bit</text:p>
          </text:list-item>
          <text:list-item>
            <text:p text:style-name="P24">SNB - skip if not bit</text:p>
          </text:list-item>
          <text:list-item>
            <text:p text:style-name="P24">SETB - set bit</text:p>
          </text:list-item>
          <text:list-item>
            <text:p text:style-name="P24">CLRB - clear bit</text:p>
          </text:list-item>
        </text:list>
      </text:section>
      <text:h text:style-name="P54" text:outline-level="1"><text:bookmark-start text:name="__RefHeading__514_1844660904"/>Instruction types<text:bookmark-end text:name="__RefHeading__514_1844660904"/></text:h>
      <text:p text:style-name="P25">Instruction type is defined by number of zeros in higher part of instruction word.</text:p>
      <text:h text:style-name="P61" text:outline-level="2">Introducing</text:h>
      <text:p text:style-name="P29">The following concepts <text:span text:style-name="T27">addr7</text:span>, <text:span text:style-name="T27">data4</text:span>, <text:span text:style-name="T27">baddr</text:span> are represent<text:span text:style-name="T34">ing</text:span> any natural number in range:</text:p>
      <text:list xml:id="list3762304006025216307" text:style-name="L6">
        <text:list-item>
          <text:p text:style-name="P30"><text:span text:style-name="T27">addr7</text:span><text:span text:style-name="T29"> - from 0 to 2</text:span><text:span text:style-name="T31">7</text:span><text:span text:style-name="T33"> - 1,</text:span></text:p>
        </text:list-item>
        <text:list-item>
          <text:p text:style-name="P31"><text:span text:style-name="T27">data4</text:span><text:span text:style-name="T28"> - from 0 to 2</text:span><text:span text:style-name="T30">4</text:span><text:span text:style-name="T32"> - 1,</text:span></text:p>
        </text:list-item>
        <text:list-item>
          <text:p text:style-name="P31"><text:span text:style-name="T27">baddr</text:span><text:span text:style-name="T28"> - from 0 to 2</text:span><text:span text:style-name="T30">2</text:span><text:span text:style-name="T32"> - 1.</text:span></text:p>
        </text:list-item>
      </text:list>
      <text:p text:style-name="P33">These numbers can be expressed in <text:span text:style-name="T35">various</text:span> radix:</text:p>
      <text:list xml:id="list3253561014936305128" text:style-name="L7">
        <text:list-item>
          <text:p text:style-name="P34">Decimal - &lt;<text:span text:style-name="T25">digits(0-9)</text:span>&gt; <text:span text:style-name="T26">or </text:span>&lt;digits<text:span text:style-name="T25">(0-9)</text:span>&gt;D <text:span text:style-name="T26">or</text:span> &lt;digits<text:span text:style-name="T25">(0-9)</text:span>&gt;d,</text:p>
        </text:list-item>
        <text:list-item>
          <text:p text:style-name="P32">Hexadecimal - &lt;digits<text:span text:style-name="T25">(0-F or 0-f)</text:span>&gt;H <text:span text:style-name="T26">or </text:span>&lt;digits<text:span text:style-name="T25">(0-F or 0-f)</text:span>&gt;h,</text:p>
        </text:list-item>
        <text:list-item>
          <text:p text:style-name="P32">Octal - &lt;digits<text:span text:style-name="T25">(0-7)</text:span>&gt;O <text:span text:style-name="T26">or</text:span> &lt;digits<text:span text:style-name="T25">(0-7)</text:span>&gt;<text:span text:style-name="T36">o</text:span>,</text:p>
        </text:list-item>
        <text:list-item>
          <text:p text:style-name="P26">Binary - &lt;digits<text:span text:style-name="T25">(0,1)</text:span>&gt;B <text:span text:style-name="T26">or </text:span>&lt;digits<text:span text:style-name="T25">(0,1)</text:span>&gt;b.</text:p>
        </text:list-item>
      </text:list>
      <text:h text:style-name="P63" text:outline-level="2"><text:bookmark-start text:name="__RefHeading__516_1844660904"/>Jump<text:bookmark-end text:name="__RefHeading__516_1844660904"/></text:h>
      <text:p text:style-name="P11">Jump to absolute 7-bit value that is contained inside an instruction word.</text:p>
      <text:p text:style-name="P16"><text:bookmark-start text:name="__RefHeading__131_2099125136"/>Instruction word <text:span text:style-name="T18">structure</text:span><text:bookmark-end text:name="__RefHeading__131_2099125136"/></text:p>
      <text:p text:style-name="P13"><text:tab/><draw:frame draw:style-name="fr4" draw:name="Object1" text:anchor-type="as-char" svg:width="5.045cm" svg:height="1.281cm" draw:z-index="2"><draw:object xlink:href="./Object 2" xlink:type="simple" xlink:show="embed" xlink:actuate="onLoad"/><draw:image xlink:href="./ObjectReplacements/Object 2" xlink:type="simple" xlink:show="embed" xlink:actuate="onLoad"/><svg:desc>OLE object</svg:desc></draw:frame></text:p>
      <text:p text:style-name="P16"><text:bookmark-start text:name="__RefHeading__133_2099125136"/>List of instructions<text:bookmark-end text:name="__RefHeading__133_2099125136"/></text:p>
      <text:p text:style-name="P13"><text:tab/><draw:frame draw:style-name="fr5" draw:name="Object7" text:anchor-type="as-char" svg:y="-0.575cm" svg:width="5.703cm" svg:height="1.127cm" draw:z-index="3"><draw:object xlink:href="./Object 3" xlink:type="simple" xlink:show="embed" xlink:actuate="onLoad"/><draw:image xlink:href="./ObjectReplacements/Object 3" xlink:type="simple" xlink:show="embed" xlink:actuate="onLoad"/><svg:desc>OLE object</svg:desc></draw:frame></text:p>
      <text:h text:style-name="P65" text:outline-level="2"><text:bookmark-start text:name="__RefHeading__518_1844660904"/><text:span text:style-name="T37">Arithmetic, logic and memory</text:span><text:bookmark-end text:name="__RefHeading__518_1844660904"/></text:h>
      <text:p text:style-name="P11">The first operand of these instructions is always A register and the second is pointer to memory <text:span text:style-name="T19">with one exception, LI instruction where it is 4-bit constant.</text:span></text:p>
      <text:p text:style-name="P16"><text:bookmark-start text:name="__RefHeading__145_2099125136"/>Instruction word structure<text:bookmark-end text:name="__RefHeading__145_2099125136"/></text:p>
      <text:p text:style-name="P13"><text:tab/><draw:frame draw:style-name="fr6" draw:name="Object2" text:anchor-type="as-char" svg:width="5.045cm" svg:height="1.309cm" draw:z-index="4"><draw:object xlink:href="./Object 4" xlink:type="simple" xlink:show="embed" xlink:actuate="onLoad"/><draw:image xlink:href="./ObjectReplacements/Object 4" xlink:type="simple" xlink:show="embed" xlink:actuate="onLoad"/><svg:desc>OLE object</svg:desc></draw:frame></text:p>
      <text:p text:style-name="P16"><text:bookmark-start text:name="__RefHeading__147_2099125136"/>List of instructions<text:bookmark-end text:name="__RefHeading__147_2099125136"/></text:p>
      <text:p text:style-name="P13"><text:tab/><draw:frame draw:style-name="fr5" draw:name="Object3" text:anchor-type="as-char" svg:y="-2.499cm" svg:width="9.527cm" svg:height="5.082cm" draw:z-index="5"><draw:object xlink:href="./Object 5" xlink:type="simple" xlink:show="embed" xlink:actuate="onLoad"/><draw:image xlink:href="./ObjectReplacements/Object 5" xlink:type="simple" xlink:show="embed" xlink:actuate="onLoad"/><svg:desc>OLE object</svg:desc></draw:frame></text:p>
      <text:h text:style-name="P64" text:outline-level="2"><text:bookmark-start text:name="__RefHeading__520_1844660904"/><text:span text:style-name="T37">Bit</text:span><text:bookmark-end text:name="__RefHeading__520_1844660904"/></text:h>
      <text:p text:style-name="P12">Each instruction works with only one bit. <text:span text:style-name="T3">This bit is indexed like bit array with lowest two bits in the instruction word. This type includes</text:span> <text:span text:style-name="T20">the only </text:span>mechanism to achieve conditional branching.</text:p>
      <text:p text:style-name="P16"><text:bookmark-start text:name="__RefHeading__149_2099125136"/>Instruction word structure<text:bookmark-end text:name="__RefHeading__149_2099125136"/></text:p>
      <text:p text:style-name="P13"><text:tab/><draw:frame draw:style-name="fr6" draw:name="Object4" text:anchor-type="as-char" svg:width="5.045cm" svg:height="1.252cm" draw:z-index="6"><draw:object xlink:href="./Object 6" xlink:type="simple" xlink:show="embed" xlink:actuate="onLoad"/><draw:image xlink:href="./ObjectReplacements/Object 6" xlink:type="simple" xlink:show="embed" xlink:actuate="onLoad"/><svg:desc>OLE object</svg:desc></draw:frame></text:p>
      <text:p text:style-name="P16"><text:bookmark-start text:name="__RefHeading__151_2099125136"/>List of instructions<text:bookmark-end text:name="__RefHeading__151_2099125136"/></text:p>
      <text:p text:style-name="P13"><text:tab/><draw:frame draw:style-name="fr7" draw:name="Object5" text:anchor-type="as-char" svg:y="-1.596cm" svg:width="10.162cm" svg:height="3.177cm" draw:z-index="7"><draw:object xlink:href="./Object 7" xlink:type="simple" xlink:show="embed" xlink:actuate="onLoad"/><draw:image xlink:href="./ObjectReplacements/Object 7" xlink:type="simple" xlink:show="embed" xlink:actuate="onLoad"/><svg:desc>OLE object</svg:desc></draw:frame></text:p>
      <text:h text:style-name="P59" text:outline-level="1"><text:bookmark-start text:name="__RefHeading__110_1270031360"/><text:span text:style-name="T24">Instruction processing</text:span><text:bookmark-end text:name="__RefHeading__110_1270031360"/></text:h>
      <text:p text:style-name="P6"><text:span text:style-name="T21">Each</text:span> instruction takes two rising edges of input clock signal and is n<text:span text:style-name="T22">o</text:span>t overlapped with another instruction.</text:p>
      <text:p text:style-name="P7"><draw:frame draw:style-name="fr6" draw:name="Object8" text:anchor-type="as-char" svg:width="10.67cm" svg:height="5.717cm" draw:z-index="8"><draw:object xlink:href="./Object 8" xlink:type="simple" xlink:show="embed" xlink:actuate="onLoad"/><draw:image xlink:href="./ObjectReplacements/Object 8" xlink:type="simple" xlink:show="embed" xlink:actuate="onLoad"/><svg:desc>OLE object</svg:desc></draw:frame></text:p>
      <text:h text:style-name="P60" text:outline-level="2"><text:bookmark-start text:name="__RefHeading__4991_1946935537"/>Instruction phases<text:bookmark-end text:name="__RefHeading__4991_1946935537"/></text:h>
      <text:list xml:id="list8896608628220335881" text:style-name="L4">
        <text:list-item>
          <text:p text:style-name="P28">FTCH - fetch instruction from <text:span text:style-name="T2">instruction </text:span>memory</text:p>
        </text:list-item>
        <text:list-item>
          <text:p text:style-name="P47"><text:bookmark-start text:name="__RefHeading__4861_1935962729"/>EXEC - execute instruction, access to data memory<text:bookmark-end text:name="__RefHeading__4861_1935962729"/></text:p>
        </text:list-item>
      </text:list>
      <text:h text:style-name="P57" text:outline-level="1">Program example</text:h>
      <text:p text:style-name="P48">; == Compare two numbers ==</text:p>
      <text:p text:style-name="P48">; read port 3 and port 2 values <text:span text:style-name="T38">and store their values</text:span></text:p>
      <text:p text:style-name="P48">; <text:span text:style-name="T38">subtract this values in the order</text:span> port 2 - port 3</text:p>
      <text:p text:style-name="P49">; <text:span text:style-name="T39">write SCR register after this operation to port 1</text:span></text:p>
      <text:p text:style-name="P50">; <text:span text:style-name="T40">if port 2 value is greater than port 3, write ones to port 1</text:span></text:p>
      <text:p text:style-name="P48">; then repeat all</text:p>
      <text:p text:style-name="P48"/>
      <text:p text:style-name="P48">;<text:span text:style-name="T41">address<text:tab/>mnemonic<text:tab/>binary<text:tab/><text:tab/>comment</text:span></text:p>
      <text:p text:style-name="P48"/>
      <text:p text:style-name="P51"><text:s/><text:span text:style-name="T40">00H:<text:tab/>LI 0<text:tab/><text:tab/></text:span>00010000</text:p>
      <text:p text:style-name="P51"><text:s/><text:span text:style-name="T40">01H:<text:tab/>ST 12<text:tab/></text:span>00111100<text:tab/><text:tab/>; <text:span text:style-name="T42">clear SCR</text:span></text:p>
      <text:p text:style-name="P51"/>
      <text:p text:style-name="P51"><text:s/><text:span text:style-name="T40">02H:<text:tab/>LI 3<text:tab/><text:tab/></text:span>00010011<text:tab/><text:tab/>; <text:span text:style-name="T42">read port 3 command</text:span></text:p>
      <text:p text:style-name="P51"><text:s/><text:span text:style-name="T40">03H:<text:tab/>ST 15<text:tab/></text:span>00111111<text:tab/><text:tab/>; <text:span text:style-name="T42">store to paddr</text:span></text:p>
      <text:p text:style-name="P51"><text:s/><text:span text:style-name="T40">04H:<text:tab/>LD 14<text:tab/></text:span>00101110<text:tab/><text:tab/>; <text:span text:style-name="T42">load port 3 value from pin</text:span></text:p>
      <text:p text:style-name="P51"><text:s/><text:span text:style-name="T40">05H:<text:tab/>ST 7<text:tab/><text:tab/></text:span>00110111<text:tab/><text:tab/>; <text:span text:style-name="T42">store for later use</text:span></text:p>
      <text:p text:style-name="P51"/>
      <text:p text:style-name="P51"><text:s/><text:span text:style-name="T40">06H:<text:tab/>LI 2<text:tab/><text:tab/></text:span>00010010<text:tab/><text:tab/>; <text:span text:style-name="T42">read port 2 command</text:span></text:p>
      <text:p text:style-name="P51"><text:s/><text:span text:style-name="T40">07H:<text:tab/>ST 15<text:tab/></text:span>00111111<text:tab/><text:tab/>; <text:span text:style-name="T42">store to paddr</text:span></text:p>
      <text:p text:style-name="P51"><text:s/><text:span text:style-name="T40">08H:<text:tab/>LD 14<text:tab/></text:span>00101110<text:tab/><text:tab/>; <text:span text:style-name="T42">load port 2 value from pin</text:span></text:p>
      <text:p text:style-name="P51"/>
      <text:p text:style-name="P51"><text:s/><text:span text:style-name="T40">09H:<text:tab/>SUB 7<text:tab/></text:span>01010111<text:tab/><text:tab/>; <text:span text:style-name="T42">subtract store port 3 value</text:span></text:p>
      <text:p text:style-name="P51"><text:s/><text:span text:style-name="T40">0AH:<text:tab/>LD 12<text:tab/></text:span>00101100<text:tab/><text:tab/>; <text:span text:style-name="T42">load SCR</text:span></text:p>
      <text:p text:style-name="P51"><text:s/><text:span text:style-name="T40">0BH:<text:tab/>ST 13<text:tab/></text:span>00111101<text:tab/><text:tab/>; <text:span text:style-name="T42">store to pout</text:span></text:p>
      <text:p text:style-name="P51"><text:s/><text:span text:style-name="T40">0CH:<text:tab/>LI 9<text:tab/><text:tab/></text:span>00011001<text:tab/><text:tab/>; <text:span text:style-name="T42">write port 1 command</text:span></text:p>
      <text:p text:style-name="P51"><text:s/><text:span text:style-name="T40">0DH:<text:tab/>ST 15<text:tab/></text:span>00111111<text:tab/><text:tab/>; <text:span text:style-name="T42">store to paddr</text:span></text:p>
      <text:p text:style-name="P51"/>
      <text:p text:style-name="P51"><text:s/><text:span text:style-name="T40">0EH:<text:tab/>LD 12<text:tab/></text:span>00101100<text:tab/><text:tab/>; <text:span text:style-name="T42">load SCR</text:span></text:p>
      <text:p text:style-name="P51"><text:s/><text:span text:style-name="T40">0FH:<text:tab/>SB 3<text:tab/><text:tab/></text:span>00000011<text:tab/><text:tab/>; <text:span text:style-name="T42">skip instruction if carry bit</text:span></text:p>
      <text:p text:style-name="P51"/>
      <text:p text:style-name="P51"><text:s/><text:span text:style-name="T40">10H:<text:tab/>JMP 2<text:tab/></text:span>10000000<text:tab/><text:tab/>; <text:span text:style-name="T42">start again</text:span></text:p>
      <text:p text:style-name="P51"/>
      <text:p text:style-name="P51"><text:s/><text:span text:style-name="T40">11H:<text:tab/>LI 15<text:tab/></text:span>00011111<text:tab/><text:tab/>; <text:span text:style-name="T42">load with ones</text:span></text:p>
      <text:p text:style-name="P51"><text:s/><text:span text:style-name="T40">12H:<text:tab/>ST 13<text:tab/></text:span>00111101<text:tab/><text:tab/>; <text:span text:style-name="T42">store to pout</text:span></text:p>
      <text:p text:style-name="P51"><text:s/><text:span text:style-name="T40">13H:<text:tab/>JMP 2<text:tab/></text:span>10000010<text:tab/><text:tab/>; <text:span text:style-name="T42">start again</text:span></text:p>
      <text:p text:style-name="P36">The program is only for demonstrate <text:span text:style-name="T43">the</text:span> possibilities. <text:span text:style-name="T44">Used</text:span> algorithm is <text:span text:style-name="T46">not intended to be optimized.</text:span></text:p>
      <text:h text:style-name="P58" text:outline-level="1" text:is-list-header="true"><text:bookmark-start text:name="__RefHeading__1370_1935962729"/>List of Symbols and Abbreviations<text:bookmark-end text:name="__RefHeading__1370_1935962729"/></text:h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RWM</text:p>
          </table:table-cell>
          <table:table-cell table:style-name="Table1.A1" office:value-type="string">
            <text:p text:style-name="P18">Read-write memory</text:p>
          </table:table-cell>
        </table:table-row>
        <table:table-row>
          <table:table-cell table:style-name="Table1.A1" office:value-type="string">
            <text:p text:style-name="P18">IP</text:p>
          </table:table-cell>
          <table:table-cell table:style-name="Table1.A1" office:value-type="string">
            <text:p text:style-name="P18">Instruction pointer</text:p>
          </table:table-cell>
        </table:table-row>
        <table:table-row>
          <table:table-cell table:style-name="Table1.A1" office:value-type="string">
            <text:p text:style-name="P18">A</text:p>
          </table:table-cell>
          <table:table-cell table:style-name="Table1.A1" office:value-type="string">
            <text:p text:style-name="P18">Accumulato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319cm" fo:margin-bottom="0.21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05cm" fo:margin-bottom="0.21cm" style:contextual-spacing="false" style:page-number="auto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5cm" fo:margin-bottom="0.21cm" style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01cm" style:type="center"/>
          <style:tab-stop style:position="17.201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_20_exclusive" style:display-name="Heading 1 exclusive" style:family="paragraph" style:parent-style-name="Heading_20_1" style:default-outline-level="" style:list-style-name="">
      <style:text-properties officeooo:rsid="00136fa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5cm" fo:margin-bottom="0.25cm" style:contextual-spacing="false" fo:text-indent="0cm" style:auto-text-indent="false">
        <style:tab-stops>
          <style:tab-stop style:position="17.201cm" style:type="right" style:leader-style="dotted" style:leader-text="."/>
          <style:tab-stop style:position="18cm" style:type="right" style:leader-style="dotted" style:leader-text="."/>
        </style:tab-stops>
      </style:paragraph-properties>
      <style:text-properties style:font-name="Liberation Sans1" fo:font-family="'Liberation Sans'" style:font-style-name="Bold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.801cm" fo:margin-right="0cm" fo:margin-top="0.03cm" fo:margin-bottom="0.03cm" style:contextual-spacing="false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.9cm" fo:margin-right="0cm" fo:margin-top="0.03cm" fo:margin-bottom="0.03cm" style:contextual-spacing="false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oC_5f_tab_5f_spacing" style:display-name="ToC_tab_spacing" style:family="text">
      <style:text-properties style:font-name="FreeMono" fo:font-family="FreeMono" style:font-style-name="Regular" style:font-family-generic="modern" style:font-pitch="fixed" fo:font-size="10pt" fo:letter-spacing="0.011cm" style:font-size-asian="10.5pt"/>
    </style:style>
    <style:style style:name="ToC_5f_numbering" style:display-name="ToC_numbering" style:family="text">
      <style:text-properties style:font-name="Liberation Sans1" fo:font-family="'Liberation Sans'" style:font-style-name="Bold" style:font-family-generic="swiss" style:font-pitch="variable" fo:font-weight="normal" style:font-size-asian="10.5pt"/>
    </style:style>
    <style:style style:name="ToC_5f_numbering_5f_bold" style:display-name="ToC_numbering_bold" style:family="text" style:parent-style-name="ToC_5f_numbering">
      <style:text-properties fo:font-weight="bold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4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01cm" fo:margin-bottom="1.199cm" fo:margin-left="1.9cm" fo:margin-right="1.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="0.101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01cm" fo:margin-bottom="1.401cm" fo:margin-left="1.9cm" fo:margin-right="1.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01cm" fo:margin-bottom="1.199cm" fo:margin-left="1.9cm" fo:margin-right="1.9cm" style:shadow="none" fo:background-color="transparent" style:writing-mode="lr-tb" style:footnote-max-height="0cm">
        <style:background-image/>
        <style:columns fo:column-count="1" fo:column-gap="0cm"/>
        <style:footnote-sep style:width="0.009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="0.101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<text:chapter text:display="name" text:outline-level="1">Instruction processing</text:chapter></text:span><text:tab/><text:tab/><text:span text:style-name="MT1"><text:page-number text:select-page="current">7</text:page-number></text:span></text:p>
      </style:footer>
    </style:master-page>
    <style:master-page style:name="First_20_Page" style:display-name="First Page" style:page-layout-name="Mpm2" style:next-style-name="Standard"/>
    <style:master-page style:name="Endnote" style:page-layout-name="Mpm3">
      <style:footer>
        <text:p text:style-name="Footer"><text:tab/><text:tab/><text:span text:style-name="MT1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2:08:47.080786923</meta:creation-date>
    <meta:generator>LibreOffice/4.2.8.2$Linux_X86_64 LibreOffice_project/420m0$Build-2</meta:generator>
    <dc:date>2016-11-25T00:13:47.755766589</dc:date>
    <meta:editing-duration>PT3H13M59S</meta:editing-duration>
    <meta:editing-cycles>59</meta:editing-cycles>
    <dc:creator>Dominik Salvet</dc:creator>
    <meta:document-statistic meta:table-count="1" meta:image-count="0" meta:object-count="8" meta:page-count="9" meta:paragraph-count="131" meta:word-count="911" meta:character-count="4808" meta:non-whitespace-character-count="39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3"/>
        <table:table-column table:style-name="co1" table:default-cell-style-name="ce6"/>
        <table:table-column table:style-name="co1" table:number-columns-repeated="8" table:default-cell-style-name="ce8"/>
        <table:table-column table:style-name="co1" table:number-columns-repeated="2" table:default-cell-style-name="Default"/>
        <table:table-column table:style-name="co1" table:number-columns-repeated="4" table:default-cell-style-name="ce10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ddr</text:p>
          </table:table-cell>
          <table:covered-table-cell table:style-name="ce3"/>
          <table:table-cell/>
          <table:table-cell table:style-name="ce5" office:value-type="string" calcext:value-type="string" table:number-columns-spanned="4" table:number-rows-spanned="1">
            <text:p>description</text:p>
          </table:table-cell>
          <table:covered-table-cell table:style-name="ce7"/>
          <table:covered-table-cell table:number-columns-repeated="2" table:style-name="ce3"/>
          <table:table-cell table:style-name="ce3"/>
          <table:table-cell table:style-name="ce9" office:value-type="string" calcext:value-type="string" table:number-columns-spanned="5" table:number-rows-spanned="1">
            <text:p>internal structure</text:p>
          </table:table-cell>
          <table:covered-table-cell table:number-columns-repeated="4"/>
          <table:table-cell/>
          <table:table-cell table:style-name="ce9" office:value-type="string" calcext:value-type="string" table:number-columns-spanned="4" table:number-rows-spanned="1">
            <text:p>reset value</text:p>
          </table:table-cell>
          <table:covered-table-cell table:number-columns-repeated="3" table:style-name="Default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 - 11</text:p>
          </table:table-cell>
          <table:table-cell/>
          <table:table-cell office:value-type="string" calcext:value-type="string">
            <text:p>RWM</text:p>
          </table:table-cell>
          <table:table-cell table:number-columns-repeated="10"/>
          <table:table-cell table:style-name="Default" table:number-columns-repeated="4"/>
          <table:table-cell table:number-columns-repeated="100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R</text:p>
          </table:table-cell>
          <table:table-cell table:number-columns-repeated="4"/>
          <table:table-cell table:style-name="ce10" office:value-type="string" calcext:value-type="string">
            <text:p>CF</text:p>
          </table:table-cell>
          <table:table-cell table:style-name="ce10" office:value-type="string" calcext:value-type="string">
            <text:p>ZF</text:p>
          </table:table-cell>
          <table:table-cell table:style-name="ce10" table:number-columns-repeated="2"/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OUT</text:p>
          </table:table-cell>
          <table:table-cell table:number-columns-repeated="10"/>
          <table:table-cell table:style-name="ce3" table:number-columns-repeated="4"/>
          <table:table-cell table:number-columns-repeated="100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IN</text:p>
          </table:table-cell>
          <table:table-cell table:number-columns-repeated="10"/>
          <table:table-cell table:style-name="ce3" table:number-columns-repeated="4"/>
          <table:table-cell table:number-columns-repeated="1006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DDR</text:p>
          </table:table-cell>
          <table:table-cell table:number-columns-repeated="4"/>
          <table:table-cell table:style-name="ce10" office:value-type="string" calcext:value-type="string">
            <text:p>W</text:p>
          </table:table-cell>
          <table:table-cell table:style-name="ce10" office:value-type="string" calcext:value-type="string" table:number-columns-spanned="3" table:number-rows-spanned="1">
            <text:p>addr3</text:p>
          </table:table-cell>
          <table:covered-table-cell table:style-name="ce11"/>
          <table:covered-table-cell table:style-name="ce12"/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01:12:09.603566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7" table:number-rows-spanned="1">
            <text:p>addr7</text:p>
          </table:table-cell>
          <table:covered-table-cell table:number-columns-repeated="6" table:style-name="ce2"/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1:30:02.641179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0.51pt fine-dashed #000000" fo:border-top="none" style:vertical-align="middl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nemonic</text:p>
          </table:table-cell>
          <table:covered-table-cell table:number-columns-repeated="2" table:style-name="ce4"/>
          <table:table-cell table:style-name="ce6"/>
          <table:table-cell table:style-name="ce2"/>
          <table:table-cell table:style-name="ce8" office:value-type="string" calcext:value-type="string" table:number-columns-spanned="4" table:number-rows-spanned="1">
            <text:p>C language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JMP addr7</text:p>
          </table:table-cell>
          <table:table-cell table:style-name="ce5" table:number-columns-repeated="2"/>
          <table:table-cell table:style-name="ce6"/>
          <table:table-cell table:style-name="Default"/>
          <table:table-cell office:value-type="string" calcext:value-type="string">
            <text:p>IP = addr7;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table:number-columns-repeated="2"/>
          <table:table-cell table:style-name="ce7"/>
          <table:table-cell table:style-name="Default"/>
          <table:table-cell table:number-columns-repeated="1019"/>
        </table:table-row>
        <table:table-row table:style-name="ro1">
          <table:table-cell table:style-name="ce2"/>
          <table:table-cell table:style-name="ce5"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2"/>
          <table:table-cell table:style-name="ce5" table:number-columns-repeated="2"/>
          <table:table-cell table:style-name="ce7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2"/>
          <table:table-cell table:style-name="ce5" table:number-columns-repeated="3"/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14:20:52.395786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3" table:number-rows-spanned="1">
            <text:p>type</text:p>
          </table:table-cell>
          <table:covered-table-cell table:number-columns-repeated="2" table:style-name="ce2"/>
          <table:table-cell table:style-name="ce2" office:value-type="string" calcext:value-type="string" table:number-columns-spanned="4" table:number-rows-spanned="1">
            <text:p>data4</text:p>
          </table:table-cell>
          <table:covered-table-cell table:number-columns-repeated="3" table:style-name="ce2"/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1:31:19.612575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ro1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51pt fine-dashed #000000" fo:border-top="none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1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3" table:number-rows-spanned="1">
            <text:p>type</text:p>
          </table:table-cell>
          <table:covered-table-cell table:number-columns-repeated="2" table:style-name="ce4"/>
          <table:table-cell table:style-name="ce4"/>
          <table:table-cell table:style-name="ce7" office:value-type="string" calcext:value-type="string" table:number-columns-spanned="4" table:number-rows-spanned="1">
            <text:p>mnemonic</text:p>
          </table:table-cell>
          <table:covered-table-cell table:number-columns-repeated="3" table:style-name="ce4"/>
          <table:table-cell table:style-name="ce9"/>
          <table:table-cell table:style-name="ce8"/>
          <table:table-cell table:style-name="ce11" office:value-type="string" calcext:value-type="string" table:number-columns-spanned="5" table:number-rows-spanned="1">
            <text:p>C language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>
            <text:p>LI data4</text:p>
          </table:table-cell>
          <table:table-cell table:style-name="ce6" table:number-columns-repeated="3"/>
          <table:table-cell table:style-name="ce9"/>
          <table:table-cell table:style-name="Default"/>
          <table:table-cell office:value-type="string" calcext:value-type="string">
            <text:p>A = data4;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 office:value-type="string" calcext:value-type="string">
            <text:p>LD data4</text:p>
          </table:table-cell>
          <table:table-cell table:style-name="ce6" table:number-columns-repeated="3"/>
          <table:table-cell table:style-name="ce9"/>
          <table:table-cell table:style-name="Default"/>
          <table:table-cell office:value-type="string" calcext:value-type="string">
            <text:p>A = *data4;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>
            <text:p>ST data4</text:p>
          </table:table-cell>
          <table:table-cell table:style-name="ce6" table:number-columns-repeated="3"/>
          <table:table-cell table:style-name="ce9"/>
          <table:table-cell/>
          <table:table-cell office:value-type="string" calcext:value-type="string">
            <text:p>*data4 = A;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 office:value-type="string" calcext:value-type="string">
            <text:p>ADD data4</text:p>
          </table:table-cell>
          <table:table-cell table:style-name="ce6" table:number-columns-repeated="3"/>
          <table:table-cell table:style-name="ce9"/>
          <table:table-cell table:style-name="ce8"/>
          <table:table-cell office:value-type="string" calcext:value-type="string">
            <text:p>A += *data4;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>
            <text:p>SUB data4</text:p>
          </table:table-cell>
          <table:table-cell table:style-name="ce6" table:number-columns-repeated="3"/>
          <table:table-cell table:style-name="ce9"/>
          <table:table-cell table:style-name="Default"/>
          <table:table-cell office:value-type="string" calcext:value-type="string">
            <text:p>A -= *data4;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 office:value-type="string" calcext:value-type="string">
            <text:p>XOR data4</text:p>
          </table:table-cell>
          <table:table-cell table:style-name="ce6" table:number-columns-repeated="3"/>
          <table:table-cell table:style-name="ce9"/>
          <table:table-cell table:style-name="Default"/>
          <table:table-cell office:value-type="string" calcext:value-type="string">
            <text:p>A ^= *data4;</text:p>
          </table:table-cell>
          <table:table-cell table:number-columns-repeated="1013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>
            <text:p>NAND data4</text:p>
          </table:table-cell>
          <table:table-cell table:style-name="ce6" table:number-columns-repeated="3"/>
          <table:table-cell table:style-name="ce9"/>
          <table:table-cell/>
          <table:table-cell office:value-type="string" calcext:value-type="string">
            <text:p>A = ~(A &amp; *data4);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0"/>
          <table:table-cell table:style-name="Default" table:number-columns-repeated="6"/>
          <table:table-cell table:number-columns-repeated="1009"/>
        </table:table-row>
        <table:table-row table:style-name="ro1" table:number-rows-repeated="7">
          <table:table-cell table:number-columns-repeated="10"/>
          <table:table-cell table:style-name="Default" table:number-columns-repeated="5"/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00:52:24.111240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type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addr</text:p>
          </table:table-cell>
          <table:covered-table-cell table:style-name="ce6"/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1:31:54.116728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51pt fine-dashed #000000" fo:border-top="none" style:vertical-align="middle"/>
      <style:paragraph-properties fo:text-align="start" fo:margin-left="0in"/>
    </style:style>
    <style:style style:name="ce11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2" table:number-rows-spanned="1">
            <text:p>type</text:p>
          </table:table-cell>
          <table:covered-table-cell table:style-name="ce4"/>
          <table:table-cell table:style-name="ce4"/>
          <table:table-cell table:style-name="ce6" office:value-type="string" calcext:value-type="string" table:number-columns-spanned="4" table:number-rows-spanned="1">
            <text:p>mnemonic</text:p>
          </table:table-cell>
          <table:covered-table-cell table:style-name="ce8"/>
          <table:covered-table-cell table:number-columns-repeated="2" table:style-name="ce4"/>
          <table:table-cell table:style-name="ce10"/>
          <table:table-cell table:style-name="ce7"/>
          <table:table-cell table:style-name="ce11" office:value-type="string" calcext:value-type="string" table:number-columns-spanned="7" table:number-rows-spanned="1">
            <text:p>C language</text:p>
          </table:table-cell>
          <table:covered-table-cell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/>
          <table:table-cell table:style-name="ce7" office:value-type="string" calcext:value-type="string">
            <text:p>SB baddr</text:p>
          </table:table-cell>
          <table:table-cell table:style-name="ce9" table:number-columns-repeated="3"/>
          <table:table-cell table:style-name="ce10"/>
          <table:table-cell table:style-name="Default"/>
          <table:table-cell office:value-type="string" calcext:value-type="string">
            <text:p>if(A[baddr] == 1) IP += 2;</text:p>
          </table:table-cell>
          <table:table-cell table:number-columns-repeated="7"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7" office:value-type="string" calcext:value-type="string">
            <text:p>SNB baddr</text:p>
          </table:table-cell>
          <table:table-cell table:style-name="ce9" table:number-columns-repeated="3"/>
          <table:table-cell table:style-name="ce10"/>
          <table:table-cell table:style-name="Default"/>
          <table:table-cell office:value-type="string" calcext:value-type="string">
            <text:p>if(A[baddr] == 0) IP += 2;</text:p>
          </table:table-cell>
          <table:table-cell table:number-columns-repeated="7"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/>
          <table:table-cell table:style-name="ce7" office:value-type="string" calcext:value-type="string">
            <text:p>SETB baddr</text:p>
          </table:table-cell>
          <table:table-cell table:style-name="ce9" table:number-columns-repeated="3"/>
          <table:table-cell table:style-name="ce10"/>
          <table:table-cell/>
          <table:table-cell office:value-type="string" calcext:value-type="string">
            <text:p>A[baddr] = 1;</text:p>
          </table:table-cell>
          <table:table-cell table:number-columns-repeated="7"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7" office:value-type="string" calcext:value-type="string">
            <text:p>CLRB baddr</text:p>
          </table:table-cell>
          <table:table-cell table:style-name="ce9" table:number-columns-repeated="3"/>
          <table:table-cell table:style-name="ce10"/>
          <table:table-cell table:style-name="Default"/>
          <table:table-cell office:value-type="string" calcext:value-type="string">
            <text:p>A[baddr] = 0;</text:p>
          </table:table-cell>
          <table:table-cell table:number-columns-repeated="7"/>
          <table:table-cell table:style-name="Default" table:number-columns-repeated="7"/>
          <table:table-cell table:number-columns-repeated="100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1:40:12.757341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06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51pt fine-dashe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51pt fine-dashed #000000" fo:border-right="0.51pt fine-dashe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5"/>
        <table:table-column table:style-name="co3" table:number-columns-repeated="3" table:default-cell-style-name="ce1"/>
        <table:table-row table:style-name="ro1">
          <table:table-cell table:style-name="ce1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n(0)</text:p>
          </table:table-cell>
          <table:table-cell table:style-name="ce1" office:value-type="string" calcext:value-type="string">
            <text:p>n(1)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style-name="ce4" office:value-type="string" calcext:value-type="string">
            <text:p>FTCH</text:p>
          </table:table-cell>
          <table:table-cell table:style-name="ce6" office:value-type="string" calcext:value-type="string">
            <text:p>EXEC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ce7"/>
          <table:table-cell table:style-name="ce1" office:value-type="string" calcext:value-type="string">
            <text:p>n+1(0)</text:p>
          </table:table-cell>
          <table:table-cell office:value-type="string" calcext:value-type="string">
            <text:p>n+1(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+1</text:p>
          </table:table-cell>
          <table:table-cell table:number-columns-repeated="3"/>
          <table:table-cell table:style-name="ce8" office:value-type="string" calcext:value-type="string">
            <text:p>FTCH</text:p>
          </table:table-cell>
          <table:table-cell table:style-name="ce9" office:value-type="string" calcext:value-type="string">
            <text:p>EXEC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n+2(0)</text:p>
          </table:table-cell>
          <table:table-cell office:value-type="string" calcext:value-type="string">
            <text:p>n+2(1)</text:p>
          </table:table-cell>
        </table:table-row>
        <table:table-row table:style-name="ro1">
          <table:table-cell office:value-type="string" calcext:value-type="string">
            <text:p>n+2</text:p>
          </table:table-cell>
          <table:table-cell table:number-columns-repeated="4"/>
          <table:table-cell table:style-name="ce5"/>
          <table:table-cell table:style-name="ce8" office:value-type="string" calcext:value-type="string">
            <text:p>FTCH</text:p>
          </table:table-cell>
          <table:table-cell table:style-name="ce9" office:value-type="string" calcext:value-type="string">
            <text:p>EXEC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5" table:number-columns-repeated="2"/>
          <table:table-cell table:style-name="ce7"/>
        </table:table-row>
        <table:table-row table:style-name="ro1">
          <table:table-cell table:style-name="ce1"/>
          <table:table-cell/>
          <table:table-cell office:value-type="string" calcext:value-type="string">
            <text:p>I_MEM</text:p>
          </table:table-cell>
          <table:table-cell office:value-type="string" calcext:value-type="string">
            <text:p>D_MEM</text:p>
          </table:table-cell>
          <table:table-cell office:value-type="string" calcext:value-type="string">
            <text:p>I_MEM</text:p>
          </table:table-cell>
          <table:table-cell table:style-name="ce5" office:value-type="string" calcext:value-type="string">
            <text:p>D_MEM</text:p>
          </table:table-cell>
          <table:table-cell table:style-name="ce5" office:value-type="string" calcext:value-type="string">
            <text:p>I_MEM</text:p>
          </table:table-cell>
          <table:table-cell table:style-name="ce7" office:value-type="string" calcext:value-type="string">
            <text:p>D_MEM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01:29:17.708077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